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uses a combination of metrics and labels to uniquely identify each set of time-series data. In this lesson, we discuss metric names and labels. We also briefly demonstrate a few simple queries using metric names and labels to give you a general idea of how they are used.</text:p>
      <text:h text:style-name="Heading_20_4" text:outline-level="4"><text:bookmark text:name="relevant-documentation"/>Relevant Documentation</text:h>
      <text:list xml:id="list1285845279" text:style-name="L1">
        <text:list-item>
          <text:p text:style-name="P1"><text:a xlink:type="simple" xlink:href="https://prometheus.io/docs/concepts/data_model/#metric-names-and-labels" text:style-name="Internet_20_link" text:visited-style-name="Visited_20_Internet_20_Link">Prometheus Metric Names and Labels</text:a></text:p>
        </text:list-item>
      </text:list>
      <text:h text:style-name="Heading_20_4" text:outline-level="4"><text:bookmark text:name="lesson-reference"/>Lesson Reference</text:h>
      <text:p text:style-name="Text_20_body">Access the Prometheus expression browser for your Prometheus server in a web browser. Be sure to use the public IP address of your Prometheus server:</text:p>
      <text:p text:style-name="P2"><text:span text:style-name="Source_20_Text">http://&lt;PROMETHEUS_SERVER_PUBLIC_IP&gt;:9090</text:span></text:p>
      <text:p text:style-name="Text_20_body">Run a simple query using a metric name:</text:p>
      <text:p text:style-name="P2"><text:span text:style-name="Source_20_Text">node_cpu_seconds_total</text:span></text:p>
      <text:p text:style-name="Text_20_body">Add a label to the query to retrieve usage data only for a specific CPU:</text:p>
      <text:p text:style-name="P2"><text:span text:style-name="Source_20_Text">node_cpu_seconds_total{cpu="0"}</text:span></text:p>
      <text:p text:style-name="Text_20_body">Add additional labels to the query to retrieve an even narrower dataset:</text:p>
      <text:p text:style-name="P2"><text:span text:style-name="Source_20_Text">node_cpu_seconds_total{cpu="0",mode="idle"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1:07:43.798030479</meta:creation-date>
    <dc:date>2020-08-01T11:08:13.890576727</dc:date>
    <meta:editing-duration>PT30S</meta:editing-duration>
    <meta:editing-cycles>1</meta:editing-cycles>
    <meta:document-statistic meta:table-count="0" meta:image-count="0" meta:object-count="0" meta:page-count="1" meta:paragraph-count="12" meta:word-count="123" meta:character-count="824" meta:non-whitespace-character-count="714"/>
    <meta:generator>LibreOffice/6.0.7.3$Linux_X86_64 LibreOffice_project/00m0$Build-3</meta:generator>
  </office:meta>
</office:document-meta>
</file>